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24" calcext:value-type="float">
            <text:p>-24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24" calcext:value-type="float">
            <text:p>-24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1m</text:p>
          </table:table-cell>
          <table:table-cell office:value-type="float" office:value="-24" calcext:value-type="float">
            <text:p>-24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1.52" calcext:value-type="float">
            <text:p>1,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3.04" calcext:value-type="float">
            <text:p>3,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1" calcext:value-type="float">
            <text:p>-2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SEGUNDA TABELA SEU BOSTA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6:04:46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7S</meta:editing-duration>
    <meta:editing-cycles>3</meta:editing-cycles>
    <meta:generator>LibreOffice/5.1.0.3$Windows_X86_64 LibreOffice_project/5e3e00a007d9b3b6efb6797a8b8e57b51ab1f737</meta:generator>
    <dc:date>2017-12-14T16:42:23.766000000</dc:date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